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84d1" fo:border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5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84d1"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style:font-name="Arial" fo:font-size="9pt" style:font-size-asian="9pt" style:font-size-complex="9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channel.M3">
          <table:error-message table:message-type="stop" table:display="true"/>
        </table:content-validation>
      </table:content-validations>
      <table:table table:name="channel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08" table:default-cell-style-name="ce9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5" office:value-type="string" table:number-columns-spanned="1" table:number-rows-spanned="2">
            <text:p>Method</text:p>
          </table:table-cell>
          <table:table-cell table:style-name="ce11" office:value-type="string" table:number-columns-spanned="2" table:number-rows-spanned="1">
            <text:p>init</text:p>
          </table:table-cell>
          <table:covered-table-cell table:style-name="ce16"/>
          <table:table-cell table:style-name="ce11" office:value-type="string" table:number-columns-spanned="2" table:number-rows-spanned="1">
            <text:p>joining</text:p>
          </table:table-cell>
          <table:covered-table-cell table:style-name="ce16"/>
          <table:table-cell table:style-name="ce11" office:value-type="string" table:number-columns-spanned="2" table:number-rows-spanned="1">
            <text:p>joined</text:p>
          </table:table-cell>
          <table:covered-table-cell table:style-name="ce16"/>
          <table:table-cell table:style-name="ce11" office:value-type="string" table:number-columns-spanned="2" table:number-rows-spanned="1">
            <text:p>lving</text:p>
          </table:table-cell>
          <table:covered-table-cell table:style-name="ce16"/>
          <table:table-cell table:style-name="ce11" office:value-type="string" table:number-columns-spanned="2" table:number-rows-spanned="1">
            <text:p>clsed</text:p>
          </table:table-cell>
          <table:covered-table-cell table:style-name="ce16"/>
          <table:table-cell table:style-name="ce11" office:value-type="string" table:number-columns-spanned="2" table:number-rows-spanned="1">
            <text:p>dscned</text:p>
          </table:table-cell>
          <table:covered-table-cell table:style-name="ce16"/>
          <table:table-cell table:style-name="ce11" office:value-type="string" table:number-columns-spanned="2" table:number-rows-spanned="1">
            <text:p>rjcting</text:p>
          </table:table-cell>
          <table:covered-table-cell table:style-name="ce16"/>
          <table:table-cell table:number-columns-repeated="1008"/>
        </table:table-row>
        <table:table-row table:style-name="ro1">
          <table:covered-table-cell table:style-name="ce1"/>
          <table:covered-table-cell table:style-name="ce5"/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View</text:p>
          </table:table-cell>
          <table:table-cell table:style-name="ce2" office:value-type="string">
            <text:p>lv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Allowed</text:p>
          </table:table-cell>
          <table:table-cell table:style-name="ce13" table:formula="of:=IF(OR([.G3]=&quot;Should Not Happen&quot;;[.G3]=&quot;Not Allowed&quot;); &quot;Illegal&quot;; IF([.G3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O3]=&quot;Should Not Happen&quot;;[.O3]=&quot;Not Allowed&quot;); &quot;Illegal&quot;; IF([.O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Clsed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4]=&quot;Should Not Happen&quot;;[.C4]=&quot;Not Allowed&quot;); &quot;Illegal&quot;; IF([.C4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G4]=&quot;Should Not Happen&quot;;[.G4]=&quot;Not Allowed&quot;); &quot;Illegal&quot;; IF([.G4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4]=&quot;Should Not Happen&quot;;[.I4]=&quot;Not Allowed&quot;); &quot;Illegal&quot;; IF([.I4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O4]=&quot;Should Not Happen&quot;;[.O4]=&quot;Not Allowed&quot;); &quot;Illegal&quot;; IF([.O4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seshClsed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G5]=&quot;Should Not Happen&quot;;[.G5]=&quot;Not Allowed&quot;); &quot;Illegal&quot;; IF([.G5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5" table:content-validation-name="val1" office:value-type="string">
            <text:p>Could Happen</text:p>
          </table:table-cell>
          <table:table-cell table:style-name="ce13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O5]=&quot;Should Not Happen&quot;;[.O5]=&quot;Not Allowed&quot;); &quot;Illegal&quot;; IF([.O5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seshDscned</text:p>
          </table:table-cell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5" table:content-validation-name="val1" office:value-type="string">
            <text:p>Could Happen</text:p>
          </table:table-cell>
          <table:table-cell table:style-name="ce13"/>
          <table:table-cell table:style-name="ce15" table:content-validation-name="val1" office:value-type="string">
            <text:p>Should Not Happen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Joining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7]=&quot;Should Not Happen&quot;;[.C7]=&quot;Not Allowed&quot;); &quot;Illegal&quot;; IF([.C7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7]=&quot;Should Not Happen&quot;;[.E7]=&quot;Not Allowed&quot;); &quot;Illegal&quot;; IF([.E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7]=&quot;Should Not Happen&quot;;[.G7]=&quot;Not Allowed&quot;); &quot;Illegal&quot;; IF([.G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7]=&quot;Should Not Happen&quot;;[.O7]=&quot;Not Allowed&quot;); &quot;Illegal&quot;; IF([.O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Join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Normal</text:p>
          </table:table-cell>
          <table:table-cell table:style-name="ce13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8]=&quot;Should Not Happen&quot;;[.G8]=&quot;Not Allowed&quot;); &quot;Illegal&quot;; IF([.G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8]=&quot;Should Not Happen&quot;;[.I8]=&quot;Not Allowed&quot;); &quot;Illegal&quot;; IF([.I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8]=&quot;Should Not Happen&quot;;[.O8]=&quot;Not Allowed&quot;); &quot;Illegal&quot;; IF([.O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7" office:value-type="string">
            <text:p>joinChnlFail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Normal</text:p>
          </table:table-cell>
          <table:table-cell table:style-name="ce13" table:formula="of:=IF(OR([.E9]=&quot;Should Not Happen&quot;;[.E9]=&quot;Not Allowed&quot;); &quot;Illegal&quot;; IF([.E9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9]=&quot;Should Not Happen&quot;;[.O9]=&quot;Not Allowed&quot;); &quot;Illegal&quot;; IF([.O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Rjcting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10]=&quot;Should Not Happen&quot;;[.C10]=&quot;Not Allowed&quot;); &quot;Illegal&quot;; IF([.C10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0]=&quot;Should Not Happen&quot;;[.O10]=&quot;Not Allowed&quot;); &quot;Illegal&quot;; IF([.O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Rject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Normal</text:p>
          </table:table-cell>
          <table:table-cell table:style-name="ce13" table:formula="of:=IF(OR([.O11]=&quot;Should Not Happen&quot;;[.O11]=&quot;Not Allowed&quot;); &quot;Illegal&quot;; IF([.O11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RjctFail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2]=&quot;Should Not Happen&quot;;[.G12]=&quot;Not Allowed&quot;); &quot;Illegal&quot;; IF([.G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12]=&quot;Should Not Happen&quot;;[.I12]=&quot;Not Allowed&quot;); &quot;Illegal&quot;; IF([.I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Normal</text:p>
          </table:table-cell>
          <table:table-cell table:style-name="ce13" table:formula="of:=IF(OR([.O12]=&quot;Should Not Happen&quot;;[.O12]=&quot;Not Allowed&quot;); &quot;Illegal&quot;; IF([.O12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Lft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13]=&quot;Should Not Happen&quot;;[.I13]=&quot;Not Allowed&quot;); &quot;Illegal&quot;; IF([.I13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3]=&quot;Should Not Happen&quot;;[.O13]=&quot;Not Allowed&quot;); &quot;Illegal&quot;; IF([.O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LvFail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4]=&quot;Should Not Happen&quot;;[.G14]=&quot;Not Allowed&quot;); &quot;Illegal&quot;; IF([.G14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14]=&quot;Should Not Happen&quot;;[.I14]=&quot;Not Allowed&quot;); &quot;Illegal&quot;; IF([.I14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4]=&quot;Should Not Happen&quot;;[.O14]=&quot;Not Allowed&quot;); &quot;Illegal&quot;; IF([.O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CmdRcv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Normal</text:p>
          </table:table-cell>
          <table:table-cell table:style-name="ce15" table:formula="of:=IF(OR([.E15]=&quot;Should Not Happen&quot;;[.E15]=&quot;Not Allowed&quot;); &quot;Illegal&quot;; IF([.E15]=&quot;Could Happen&quot;; &quot;Ignore&quot;; &quot;&quot;))">
            <text:p/>
          </table:table-cell>
          <table:table-cell table:style-name="ce17" table:content-validation-name="val1" office:value-type="string">
            <text:p>Normal</text:p>
          </table:table-cell>
          <table:table-cell table:style-name="ce13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3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Could Happen</text:p>
          </table:table-cell>
          <table:table-cell table:style-name="ce13" table:formula="of:=IF(OR([.K15]=&quot;Should Not Happen&quot;;[.K15]=&quot;Not Allowed&quot;); &quot;Illegal&quot;; IF([.K15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5]=&quot;Should Not Happen&quot;;[.O15]=&quot;Not Allowed&quot;); &quot;Illegal&quot;; IF([.O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udChnlIntfForSesh</text:p>
          </table:table-cell>
          <table:table-cell table:style-name="ce8" office:value-type="string">
            <text:p>chnlDscned</text:p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C16]=&quot;Should Not Happen&quot;;[.C16]=&quot;Not Allowed&quot;); &quot;Illegal&quot;; IF([.C16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I16]=&quot;Should Not Happen&quot;;[.I16]=&quot;Not Allowed&quot;); &quot;Illegal&quot;; IF([.I16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K16]=&quot;Should Not Happen&quot;;[.K16]=&quot;Not Allowed&quot;); &quot;Illegal&quot;; IF([.K16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5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O16]=&quot;Should Not Happen&quot;;[.O16]=&quot;Not Allowed&quot;); &quot;Illegal&quot;; IF([.O16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3" office:value-type="string">
            <text:p>AudChnlIntfForSesh</text:p>
          </table:table-cell>
          <table:table-cell table:style-name="ce8" office:value-type="string">
            <text:p>seshLving</text:p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C17]=&quot;Should Not Happen&quot;;[.C17]=&quot;Not Allowed&quot;); &quot;Illegal&quot;; IF([.C1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E17]=&quot;Should Not Happen&quot;;[.E17]=&quot;Not Allowed&quot;); &quot;Illegal&quot;; IF([.E1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I17]=&quot;Should Not Happen&quot;;[.I17]=&quot;Not Allowed&quot;); &quot;Illegal&quot;; IF([.I17]=&quot;Could Happen&quot;; &quot;Ignore&quot;; &quot;&quot;))">
            <text:p/>
          </table:table-cell>
          <table:table-cell table:style-name="ce15" table:content-validation-name="val1" office:value-type="string">
            <text:p>Could Happen</text:p>
          </table:table-cell>
          <table:table-cell table:style-name="ce15" table:formula="of:=IF(OR([.K17]=&quot;Should Not Happen&quot;;[.K17]=&quot;Not Allowed&quot;); &quot;Illegal&quot;; IF([.K17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5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O17]=&quot;Should Not Happen&quot;;[.O17]=&quot;Not Allowed&quot;); &quot;Illegal&quot;; IF([.O17]=&quot;Could Happen&quot;; &quot;Ignore&quot;; &quot;&quot;))">
            <text:p/>
          </table:table-cell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00/00/00</text:date>, <text:time style:data-style-name="N2" text:time-value="0000-00-00T15:16:35.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24T15:16:48.60</dc:date>
    <meta:editing-duration>PT9H13M16S</meta:editing-duration>
    <meta:editing-cycles>57</meta:editing-cycles>
    <meta:generator>LibreOffice/4.0.0.3$Windows_x86 LibreOffice_project/7545bee9c2a0782548772a21bc84a9dcc583b89</meta:generator>
    <meta:document-statistic meta:table-count="1" meta:cell-count="256" meta:object-count="0"/>
  </office:meta>
</office:document-meta>
</file>